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2_5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12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David Levine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November 25, 1892</text:p>
      <text:p text:style-name="P4">Month<text:tab/><text:tab/><text:tab/><text:tab/><text:tab/><text:tab/>November</text:p>
      <text:p text:style-name="P4">Year<text:tab/><text:tab/><text:tab/><text:tab/><text:tab/><text:tab/>1892</text:p>
      <text:p text:style-name="P4">Hebrew Date<text:tab/><text:tab/><text:tab/><text:tab/><text:tab/></text:p>
      <text:p text:style-name="P4">Undated</text:p>
      <text:p text:style-name="P4">City<text:tab/><text:tab/><text:tab/><text:tab/><text:tab/><text:tab/>Shenandoah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Shenandoah Nov. 25. 92/</text:p>
      <text:p text:style-name="P2">Rev. S Morais/</text:p>
      <text:p text:style-name="P2"><text:tab/>Dear Sir/</text:p>
      <text:p text:style-name="P2">As we are in debt yet/ in regard our Synagoge[sic!]/ we will be compelld[sic!] to/ send <text:span text:style-name="T2">one of ours</text:span> some of/ us out to make/ collection outside so/ we would kindly ask/ you to give us a letter/ of recomandation[sic!] to/ all concerned and also/ stating that you when/ here and dedicated/ our Synagoge[sic!] to show/ good faith to outsiders/ Yours vy truy[sic!]/ David Levine/ <text:span text:style-name="T3">Secr</text:span><text:span text:style-name="T4">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2:20:32.97</meta:creation-date>
    <dc:date>2011-12-07T12:23:17.46</dc:date>
    <dc:creator>Penn Libraries</dc:creator>
    <meta:editing-duration>PT00H02M4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4" meta:word-count="237" meta:character-count="1690"/>
  </office:meta>
</office:document-meta>
</file>